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38BBC215E675B7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Zig_20_Zag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729fcf" draw:fill-image-name="Painted_20_Whit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3.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5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2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24" style:family="graphic" style:parent-style-name="objectwithoutfill">
      <style:graphic-properties draw:marker-end="Arrowheads_20_13" draw:marker-end-width="0.3cm" draw:fill="none" draw:textarea-vertical-align="middle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25cm" fo:min-width="6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5cm" fo:min-width="7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10.5cm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/>
    </style:style>
    <style:style style:name="gr31" style:family="graphic" style:parent-style-name="objectwithoutfill">
      <style:graphic-properties draw:marker-end="Arrowheads_20_16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21.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75cm" fo:min-width="26.5cm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1.75cm" fo:min-width="19cm"/>
      <style:paragraph-properties style:writing-mode="lr-tb"/>
    </style:style>
    <style:style style:name="gr36" style:family="graphic" style:parent-style-name="standard" style:list-style-name="L1">
      <style:graphic-properties svg:stroke-color="#ffffff" draw:fill-color="#ffffff" draw:textarea-horizontal-align="justify" draw:textarea-vertical-align="top" draw:auto-grow-height="false" fo:min-height="9.25cm" fo:min-width="19.5cm"/>
      <style:paragraph-properties style:writing-mode="lr-tb"/>
    </style:style>
    <style:style style:name="gr37" style:family="graphic" style:parent-style-name="objectwithoutfill">
      <style:graphic-properties draw:marker-end="Arrowheads_20_17" draw:marker-end-width="0.3cm" draw:fill="none" draw:textarea-vertical-align="middle"/>
    </style:style>
    <style:style style:name="gr38" style:family="graphic" style:parent-style-name="objectwithoutfill">
      <style:graphic-properties draw:marker-end="Arrowheads_20_18" draw:marker-end-width="0.3cm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8.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8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458cm" fo:min-width="1.26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5cm" fo:min-width="19.5cm"/>
      <style:paragraph-properties style:writing-mode="lr-tb"/>
    </style:style>
    <style:style style:name="gr43" style:family="graphic" style:parent-style-name="standard">
      <style:graphic-properties draw:fill-color="#dee6ef" draw:textarea-horizontal-align="justify" draw:textarea-vertical-align="top" draw:auto-grow-height="false" fo:min-height="8.25cm" fo:min-width="20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75cm" fo:min-width="8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75cm" fo:min-width="26.5cm"/>
      <style:paragraph-properties style:writing-mode="lr-tb"/>
    </style:style>
    <style:style style:name="gr46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restbird2-title">
      <style:graphic-properties draw:auto-grow-height="true" fo:min-height="2.5cm"/>
      <style:paragraph-properties style:writing-mode="lr-tb"/>
    </style:style>
    <style:style style:name="pr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1-title">
      <style:graphic-properties fo:min-height="2.5cm"/>
      <style:paragraph-properties style:writing-mode="lr-tb"/>
    </style:style>
    <style:style style:name="pr6" style:family="presentation" style:parent-style-name="Forestbird1-notes">
      <style:graphic-properties draw:fill-color="#ffffff" fo:min-height="13.364cm"/>
      <style:paragraph-properties style:writing-mode="lr-tb"/>
    </style:style>
    <style:style style:name="pr7" style:family="presentation" style:parent-style-name="Forestbird1-subtitle">
      <style:graphic-properties draw:fill-color="#ffffff" fo:min-height="6.761cm"/>
      <style:paragraph-properties style:writing-mode="lr-tb"/>
    </style:style>
    <style:style style:name="pr8" style:family="presentation" style:parent-style-name="Forestbird1-outline1">
      <style:graphic-properties fo:min-height="9.001cm"/>
      <style:paragraph-properties style:writing-mode="lr-tb"/>
    </style:style>
    <style:style style:name="pr9" style:family="presentation" style:parent-style-name="Forestbird1-subtitle">
      <style:graphic-properties draw:fill-color="#ffffff" fo:min-height="11.5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8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8cm" fo:margin-bottom="0.1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  <style:text-properties fo:font-size="22pt" style:font-size-asian="16pt" style:font-size-complex="16pt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-color="#dee6ef"/>
      <style:paragraph-properties fo:text-align="start"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2pt"/>
    </style:style>
    <style:style style:name="T5" style:family="text">
      <style:text-properties fo:font-size="32pt"/>
    </style:style>
    <style:style style:name="T6" style:family="text">
      <style:text-properties fo:font-size="23pt" fo:background-color="#ff6d6d" style:font-size-asian="23pt" style:font-size-complex="23pt"/>
    </style:style>
    <style:style style:name="T7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Java </text:p>
          </draw:text-box>
        </draw:frame>
        <draw:custom-shape draw:style-name="gr1" draw:text-style-name="P2" draw:layer="layout" svg:width="5cm" svg:height="1.5cm" svg:x="3cm" svg:y="5.5cm">
          <text:p text:style-name="P2"><text:span text:style-name="T1">Java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3.5cm" svg:y="5cm">
          <text:p text:style-name="P2"><text:span text:style-name="T1">.java fil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91cm" svg:y1="6.024cm" svg:x2="11.491cm" svg:y2="6.01cm">
          <text:p/>
        </draw:line>
        <draw:custom-shape draw:style-name="gr4" draw:text-style-name="P2" draw:layer="layout" svg:width="5.5cm" svg:height="1.5cm" svg:x="11.5cm" svg:y="5.5cm">
          <text:p text:style-name="P2"><text:span text:style-name="T1">Compiler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cm" svg:y1="6cm" svg:x2="19cm" svg:y2="6cm">
          <text:p/>
        </draw:line>
        <draw:custom-shape draw:style-name="gr6" draw:text-style-name="P2" draw:layer="layout" svg:width="4cm" svg:height="1.5cm" svg:x="19cm" svg:y="5.5cm">
          <text:p text:style-name="P2"><text:span text:style-name="T1">Byte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0.5cm" svg:x="19.5cm" svg:y="5cm">
          <text:p text:style-name="P2"><text:span text:style-name="T1">100101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3cm" svg:y1="6.5cm" svg:x2="24.5cm" svg:y2="6.5cm">
          <text:p/>
        </draw:line>
        <draw:custom-shape draw:style-name="gr9" draw:text-style-name="P2" draw:layer="layout" svg:width="2.5cm" svg:height="2cm" svg:x="24.5cm" svg:y="5.5cm">
          <text:p text:style-name="P2"><text:span text:style-name="T1">JVM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5.5cm" svg:y1="8.5cm" svg:x2="25.5cm" svg:y2="7.5cm">
          <text:p/>
        </draw:line>
        <draw:custom-shape draw:style-name="gr11" draw:text-style-name="P2" draw:layer="layout" svg:width="5.5cm" svg:height="1cm" svg:x="21.5cm" svg:y="8.5cm">
          <text:p text:style-name="P2"><text:span text:style-name="T1">It run the bytecod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orestbird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Datatypes</text:p>
          </draw:text-box>
        </draw:frame>
        <draw:line draw:style-name="gr13" draw:text-style-name="P3" draw:layer="layout" svg:x1="14cm" svg:y1="2.5cm" svg:x2="14cm" svg:y2="4cm">
          <text:p/>
        </draw:line>
        <draw:line draw:style-name="gr13" draw:text-style-name="P3" draw:layer="layout" svg:x1="6cm" svg:y1="4cm" svg:x2="23cm" svg:y2="4cm">
          <text:p/>
        </draw:line>
        <draw:line draw:style-name="gr13" draw:text-style-name="P3" draw:layer="layout" svg:x1="6cm" svg:y1="4cm" svg:x2="6cm" svg:y2="5cm">
          <text:p/>
        </draw:line>
        <draw:line draw:style-name="gr13" draw:text-style-name="P3" draw:layer="layout" svg:x1="2cm" svg:y1="5cm" svg:x2="10cm" svg:y2="5cm">
          <text:p/>
        </draw:line>
        <draw:line draw:style-name="gr14" draw:text-style-name="P3" draw:layer="layout" svg:x1="2cm" svg:y1="5cm" svg:x2="2cm" svg:y2="6cm">
          <text:p/>
        </draw:line>
        <draw:line draw:style-name="gr15" draw:text-style-name="P3" draw:layer="layout" svg:x1="10cm" svg:y1="5cm" svg:x2="10cm" svg:y2="6cm">
          <text:p/>
        </draw:line>
        <draw:line draw:style-name="gr16" draw:text-style-name="P3" draw:layer="layout" svg:x1="5cm" svg:y1="5cm" svg:x2="5cm" svg:y2="6cm">
          <text:p/>
        </draw:line>
        <draw:line draw:style-name="gr17" draw:text-style-name="P3" draw:layer="layout" svg:x1="7.5cm" svg:y1="5cm" svg:x2="7.5cm" svg:y2="6cm">
          <text:p/>
        </draw:line>
        <draw:custom-shape draw:style-name="gr18" draw:text-style-name="P2" draw:layer="layout" svg:width="2.5cm" svg:height="1.5cm" svg:x="0.5cm" svg:y="6cm">
          <text:p text:style-name="P2"><text:span text:style-name="T1">byt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cm" svg:height="1.5cm" svg:x="3.5cm" svg:y="6cm">
          <text:p text:style-name="P2"><text:span text:style-name="T1">shor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cm" svg:height="1.5cm" svg:x="6.5cm" svg:y="6cm">
          <text:p text:style-name="P2"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cm" svg:height="1.5cm" svg:x="9cm" svg:y="6cm"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4.5cm" svg:y1="4cm" svg:x2="14.5cm" svg:y2="5cm">
          <text:p/>
        </draw:line>
        <draw:line draw:style-name="gr13" draw:text-style-name="P3" draw:layer="layout" svg:x1="13cm" svg:y1="5cm" svg:x2="16cm" svg:y2="5cm">
          <text:p/>
        </draw:line>
        <draw:line draw:style-name="gr20" draw:text-style-name="P3" draw:layer="layout" svg:x1="13cm" svg:y1="5cm" svg:x2="13cm" svg:y2="6cm">
          <text:p/>
        </draw:line>
        <draw:line draw:style-name="gr21" draw:text-style-name="P3" draw:layer="layout" svg:x1="16cm" svg:y1="5cm" svg:x2="16cm" svg:y2="6cm">
          <text:p/>
        </draw:line>
        <draw:custom-shape draw:style-name="gr18" draw:text-style-name="P2" draw:layer="layout" svg:width="2.5cm" svg:height="1.5cm" svg:x="12cm" svg:y="6cm">
          <text:p text:style-name="P2"><text:span text:style-name="T1">float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5cm" svg:height="1.5cm" svg:x="15cm" svg:y="6cm">
          <text:p text:style-name="P2"><text:span text:style-name="T1">double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9.5cm" svg:y1="4cm" svg:x2="19.5cm" svg:y2="6cm">
          <text:p/>
        </draw:line>
        <draw:custom-shape draw:style-name="gr23" draw:text-style-name="P2" draw:layer="layout" svg:width="3cm" svg:height="1.5cm" svg:x="18cm" svg:y="6cm">
          <text:p text:style-name="P2"><text:span text:style-name="T1">char</text:span>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3cm" svg:y1="4cm" svg:x2="23cm" svg:y2="6cm">
          <text:p/>
        </draw:line>
        <draw:custom-shape draw:style-name="gr23" draw:text-style-name="P2" draw:layer="layout" svg:width="3cm" svg:height="1.5cm" svg:x="21.5cm" svg:y="6cm">
          <text:p text:style-name="P2"><text:span text:style-name="T1">boolean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0.167cm" svg:y1="10.705cm" svg:x2="13.167cm" svg:y2="10.705cm">
          <text:p/>
        </draw:line>
        <draw:custom-shape draw:style-name="gr26" draw:text-style-name="P2" draw:layer="layout" svg:width="7cm" svg:height="1.5cm" svg:x="13.167cm" svg:y="10.205cm">
          <text:p text:style-name="P2"><text:span text:style-name="T1">+ <text:s text:c="3"/>- <text:s text:c="3"/>/ <text:s text:c="4"/>* <text:s text:c="3"/>%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6.5cm" svg:height="2cm" svg:x="4cm" svg:y="9.5cm">
          <text:p text:style-name="P2"><text:span text:style-name="T1">Arithmatic operat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1" presentation:presentation-page-layout-name="AL3T19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Classes and objects</text:p>
          </draw:text-box>
        </draw:frame>
        <draw:custom-shape draw:style-name="gr28" draw:text-style-name="P2" draw:layer="layout" svg:width="8cm" svg:height="2.5cm" svg:x="2cm" svg:y="4cm">
          <text:p text:style-name="P2"><text:span text:style-name="T1">It is the basic structural </text:span></text:p>
          <text:p text:style-name="P2"><text:span text:style-name="T1">unit of package termed as </text:span></text:p>
          <text:p text:style-name="P2"><text:span text:style-name="T1">blueprint of any objec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1cm" svg:height="2cm" svg:x="13.5cm" svg:y="4cm">
          <text:p text:style-name="P2"><text:span text:style-name="T1">Object knows something and </text:span></text:p>
          <text:p text:style-name="P2"><text:span text:style-name="T1">object does something</text:span></text:p>
          <draw:enhanced-geometry svg:viewBox="0 0 21600 21600" draw:type="rectangle" draw:enhanced-path="M 0 0 L 21600 0 21600 21600 0 21600 0 0 Z N"/>
        </draw:custom-shape>
        <draw:line draw:style-name="gr30" draw:text-style-name="P3" draw:layer="layout" svg:x1="10cm" svg:y1="2cm" svg:x2="8.5cm" svg:y2="4cm">
          <text:p/>
        </draw:line>
        <draw:line draw:style-name="gr31" draw:text-style-name="P3" draw:layer="layout" svg:x1="18cm" svg:y1="2cm" svg:x2="18cm" svg:y2="4.5cm">
          <text:p/>
        </draw:line>
        <draw:custom-shape draw:style-name="gr32" draw:text-style-name="P2" draw:layer="layout" svg:width="22cm" svg:height="1.5cm" svg:x="2cm" svg:y="9cm">
          <text:p text:style-name="P2"><text:span text:style-name="T1">Classname objectname = new classnam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Forestbird1" presentation:presentation-page-layout-name="AL3T19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Java access modifiers</text:p>
          </draw:text-box>
        </draw:frame>
        <draw:custom-shape draw:style-name="gr33" draw:text-style-name="P2" draw:layer="layout" svg:width="27cm" svg:height="2cm" svg:x="0.5cm" svg:y="2.5cm">
          <text:p text:style-name="P2"><text:span text:style-name="T1">Access modifiers are used to set accessibilty of classes,interfaces,variables,methods,</text:span></text:p>
          <text:p text:style-name="P2"><text:span text:style-name="T1">Contructors,data members and setter method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5cm" svg:x="1.5cm" svg:y="6cm">
          <text:p text:style-name="P2"><text:span text:style-name="T1">Defaul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5cm" svg:x="1.5cm" svg:y="8cm">
          <text:p text:style-name="P2"><text:span text:style-name="T1">Privat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5cm" svg:x="1.5cm" svg:y="10cm">
          <text:p text:style-name="P2"><text:span text:style-name="T1">Protect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.5cm" svg:x="1.5cm" svg:y="12cm">
          <text:p text:style-name="P2"><text:span text:style-name="T1">Public</text:span></text:p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5.5cm" svg:y1="6.5cm" svg:x2="6.5cm" svg:y2="6.5cm">
          <text:p/>
        </draw:line>
        <draw:line draw:style-name="gr34" draw:text-style-name="P3" draw:layer="layout" svg:x1="5.5cm" svg:y1="8.5cm" svg:x2="6.5cm" svg:y2="8.5cm">
          <text:p/>
        </draw:line>
        <draw:line draw:style-name="gr34" draw:text-style-name="P3" draw:layer="layout" svg:x1="5.5cm" svg:y1="10.5cm" svg:x2="6.5cm" svg:y2="10.5cm">
          <text:p/>
        </draw:line>
        <draw:line draw:style-name="gr34" draw:text-style-name="P3" draw:layer="layout" svg:x1="5.5cm" svg:y1="12.5cm" svg:x2="6.5cm" svg:y2="12.5cm">
          <text:p/>
        </draw:line>
        <draw:custom-shape draw:style-name="gr35" draw:text-style-name="P2" draw:layer="layout" svg:width="19.5cm" svg:height="2cm" svg:x="6.5cm" svg:y="7.5cm">
          <text:p text:style-name="P2"><text:span text:style-name="T1">Declarations are visible within same class,Its main use is in </text:span></text:p>
          <text:p text:style-name="P2"><text:span text:style-name="T1">Encapsulation,we can access private variables</text:span></text:p>
          <text:p text:style-name="P2"><text:span text:style-name="T1"><text:s/></text:span><text:span text:style-name="T1">using getters and setter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9.5cm" svg:height="2cm" svg:x="6.5cm" svg:y="11.5cm">
          <text:p text:style-name="P2"><text:span text:style-name="T1">Declarations are visible everywhere means in all classes of same</text:span></text:p>
          <text:p text:style-name="P2"><text:span text:style-name="T1">Package and also in class of different package but in same folder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9.5cm" svg:height="2cm" svg:x="6.5cm" svg:y="9.5cm">
          <text:p text:style-name="P2"><text:span text:style-name="T1">Declarations are visible within the package or all subclasses,,</text:span></text:p>
          <text:p text:style-name="P2"><text:span text:style-name="T1">But we can’t use protected to classes and interface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9.5cm" svg:height="2cm" svg:x="6.5cm" svg:y="5.5cm">
          <text:p text:style-name="P2"><text:span text:style-name="T1">Declarations are visible only within the package,it is default access </text:span></text:p>
          <text:p text:style-name="P2"><text:span text:style-name="T1">Modifier if we don’t mention any.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orestbird1" presentation:presentation-page-layout-name="AL3T19">
        <office:forms form:automatic-focus="false" form:apply-design-mode="false"/>
        <draw:frame presentation:style-name="pr5" draw:text-style-name="P1" draw:layer="layout" svg:width="25cm" svg:height="2.5cm" svg:x="1.5cm" svg:y="0.5cm" presentation:class="title">
          <draw:text-box>
            <text:p>Java final keyword</text:p>
          </draw:text-box>
        </draw:frame>
        <draw:custom-shape draw:style-name="gr36" draw:text-style-name="P6" draw:layer="layout" svg:width="20cm" svg:height="9.5cm" svg:x="2cm" svg:y="4cm">
          <text:p text:style-name="P5"><text:span text:style-name="T2">Final keyword in java is used with variables,method and classes.</text:span></text:p>
          <text:p text:style-name="P5"><text:span text:style-name="T2">once any entity is declared Final it can be assigned only once,,</text:span></text:p>
          <text:p text:style-name="P5"><text:span text:style-name="T2">Final variable cannot be reinitialized,</text:span></text:p>
          <text:p text:style-name="P5"><text:span text:style-name="T2">Final method can’t be overridden means can’t be extended,</text:span></text:p>
          <text:p text:style-name="P5"><text:span text:style-name="T2">Final class cannot be extended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1T0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Java Packages</text:p>
          </draw:text-box>
        </draw:frame>
        <draw:frame presentation:style-name="pr7" draw:text-style-name="P7" draw:layer="layout" svg:width="24cm" svg:height="6.761cm" svg:x="1.5cm" svg:y="2.68cm" presentation:class="subtitle" presentation:user-transformed="true">
          <draw:text-box>
            <text:p><text:span text:style-name="T3">Package is a collection of classes and interfaces made on the basis of functionality.</text:span></text:p>
            <text:p><text:span text:style-name="T3">The classes and interfaces of a package can be used in any program that import these.</text:span></text:p>
            <text:p><text:span text:style-name="T3">They also provide a way to hide classes.</text:span></text:p>
            <text:p><text:span text:style-name="T3"/></text:p>
            <text:p><text:span text:style-name="T4"/></text:p>
          </draw:text-box>
        </draw:frame>
        <draw:custom-shape draw:style-name="gr6" draw:text-style-name="P2" draw:layer="layout" svg:width="4cm" svg:height="1.5cm" svg:x="1cm" svg:y="10cm">
          <text:p text:style-name="P2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5cm" svg:y1="10.5cm" svg:x2="7.5cm" svg:y2="9.5cm">
          <text:p/>
        </draw:line>
        <draw:line draw:style-name="gr38" draw:text-style-name="P3" draw:layer="layout" svg:x1="5cm" svg:y1="11cm" svg:x2="7.5cm" svg:y2="12cm">
          <text:p/>
        </draw:line>
        <draw:custom-shape draw:style-name="gr39" draw:text-style-name="P2" draw:layer="layout" svg:width="9cm" svg:height="1.5cm" svg:x="7.5cm" svg:y="9cm">
          <text:p text:style-name="P2"><text:span text:style-name="T1">API packages(system defined)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8.5cm" svg:height="1.5cm" svg:x="7.5cm" svg:y="11.5cm">
          <text:p text:style-name="P2"><text:span text:style-name="T1">User defined Packages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6.5cm" svg:y1="10cm" svg:x2="17.5cm" svg:y2="10cm">
          <text:p/>
        </draw:line>
        <draw:line draw:style-name="gr13" draw:text-style-name="P3" draw:layer="layout" svg:x1="17.5cm" svg:y1="8.5cm" svg:x2="17.5cm" svg:y2="13.5cm">
          <text:p/>
        </draw:line>
        <draw:line draw:style-name="gr13" draw:text-style-name="P3" draw:layer="layout" svg:x1="17.5cm" svg:y1="8.5cm" svg:x2="18.5cm" svg:y2="8.5cm">
          <text:p/>
        </draw:line>
        <draw:line draw:style-name="gr13" draw:text-style-name="P3" draw:layer="layout" svg:x1="17.5cm" svg:y1="12.5cm" svg:x2="18.5cm" svg:y2="12.5cm">
          <text:p/>
        </draw:line>
        <draw:line draw:style-name="gr13" draw:text-style-name="P3" draw:layer="layout" svg:x1="17.5cm" svg:y1="13.5cm" svg:x2="18.5cm" svg:y2="13.5cm">
          <text:p/>
        </draw:line>
        <draw:line draw:style-name="gr13" draw:text-style-name="P3" draw:layer="layout" svg:x1="17.5cm" svg:y1="11.5cm" svg:x2="18.5cm" svg:y2="11.5cm">
          <text:p/>
        </draw:line>
        <draw:line draw:style-name="gr13" draw:text-style-name="P3" draw:layer="layout" svg:x1="17.5cm" svg:y1="9.5cm" svg:x2="18.5cm" svg:y2="9.5cm">
          <text:p/>
        </draw:line>
        <draw:line draw:style-name="gr13" draw:text-style-name="P3" draw:layer="layout" svg:x1="17.5cm" svg:y1="10.5cm" svg:x2="18.5cm" svg:y2="10.5cm">
          <text:p/>
        </draw:line>
        <draw:custom-shape draw:style-name="gr41" draw:text-style-name="P2" draw:layer="layout" svg:width="2.5cm" svg:height="1cm" svg:x="18.5cm" svg:y="8cm">
          <text:p text:style-name="P2"><text:span text:style-name="T1">l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.5cm" svg:height="1cm" svg:x="18.5cm" svg:y="10cm">
          <text:p text:style-name="P2"><text:span text:style-name="T1">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.5cm" svg:height="1cm" svg:x="18.5cm" svg:y="9cm">
          <text:p text:style-name="P2"><text:span text:style-name="T1">ut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.5cm" svg:height="1cm" svg:x="18.5cm" svg:y="11cm">
          <text:p text:style-name="P2"><text:span text:style-name="T1">aw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.5cm" svg:height="1cm" svg:x="18.5cm" svg:y="12cm">
          <text:p text:style-name="P2"><text:span text:style-name="T1">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.5cm" svg:height="1cm" svg:x="18.5cm" svg:y="13cm">
          <text:p text:style-name="P2"><text:span text:style-name="T1">app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1" presentation:presentation-page-layout-name="AL2T1">
        <office:forms form:automatic-focus="false" form:apply-design-mode="false"/>
        <draw:custom-shape draw:style-name="gr42" draw:text-style-name="P2" draw:layer="layout" svg:width="20cm" svg:height="1.5cm" svg:x="4cm" svg:y="0.5cm">
          <text:p text:style-name="P2"><text:span text:style-name="T1">Way to create user defined packages in Java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21cm" svg:height="8.5cm" svg:x="0.5cm" svg:y="3cm">
          <text:p text:style-name="P8"><text:span text:style-name="T1">To create a user defined packages -</text:span></text:p>
          <text:p text:style-name="P8"><text:span text:style-name="T1">1. We need to keep in mind the structure of that package (it’s classes,</text:span></text:p>
          <text:p text:style-name="P8"><text:span text:style-name="T1">Interfaces,its methods ... etc )</text:span></text:p>
          <text:p text:style-name="P8"><text:span text:style-name="T1">2. Make a directory of name same of package name</text:span></text:p>
          <text:p text:style-name="P8"><text:span text:style-name="T1">3. Now write programs mentioning package name as</text:span></text:p>
          <text:p text:style-name="P8"><text:span text:style-name="T1"/></text:p>
          <text:p text:style-name="P8"><text:span text:style-name="T1"/></text:p>
          <text:p text:style-name="P8"><text:span text:style-name="T1">4. Now for each time we create classes or interface we write package </text:span></text:p>
          <text:p text:style-name="P8"><text:span text:style-name="T1"><text:s text:c="6"/></text:span><text:span text:style-name="T1">name at top of every java file and compile it</text:span></text:p>
          <text:p text:style-name="P8"><text:span text:style-name="T1">5. Now if any problem persist while importing the package we can create </text:span></text:p>
          <text:p text:style-name="P8"><text:span text:style-name="T1">The package directory in bin folder of program_files </text:span></text:p>
          <text:p text:style-name="P8"><text:span text:style-name="T1"/></text:p>
          <text:p text:style-name="P8"><text:span text:style-name="T1"><text:s text:c="7"/>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8.5cm" svg:height="1cm" svg:x="1.5cm" svg:y="7cm">
          <text:p text:style-name="P2"><text:span text:style-name="T1">package package_name;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1" presentation:presentation-page-layout-name="AL2T1">
        <office:forms form:automatic-focus="false" form:apply-design-mode="false"/>
        <draw:custom-shape draw:style-name="gr40" draw:text-style-name="P2" draw:layer="layout" svg:width="8.5cm" svg:height="1.5cm" svg:x="9cm" svg:y="1cm">
          <text:p text:style-name="P2"><text:span text:style-name="T1">Java.lang Package</text:span></text:p>
          <draw:enhanced-geometry svg:viewBox="0 0 21600 21600" draw:type="rectangle" draw:enhanced-path="M 0 0 L 21600 0 21600 21600 0 21600 0 0 Z N"/>
        </draw:custom-shape>
        <draw:frame presentation:style-name="pr8" draw:text-style-name="P1" draw:layer="layout" svg:width="25cm" svg:height="9cm" svg:x="1.5cm" svg:y="6cm" presentation:class="outline" presentation:user-transformed="true">
          <draw:text-box>
            <text:list text:style-name="L2">
              <text:list-item>
                <text:p>Main things to study</text:p>
                <text:p>1. object class <text:s text:c="32"/>6. auto unboxing class</text:p>
                <text:p>2. string class <text:s text:c="33"/>7. auto boxing class</text:p>
                <text:p>3. string buffer class</text:p>
                <text:p>4. string builder class</text:p>
                <text:p>5. wrapper class </text:p>
              </text:list-item>
            </text:list>
          </draw:text-box>
        </draw:frame>
        <draw:custom-shape draw:style-name="gr45" draw:text-style-name="P2" draw:layer="layout" svg:width="27cm" svg:height="3cm" svg:x="0.5cm" svg:y="3cm">
          <text:p text:style-name="P2"><text:span text:style-name="T1">For writing any Java program whether it is simple or complex , the most commonly used classes</text:span></text:p>
          <text:p text:style-name="P2"><text:span text:style-name="T1">and interfaces are present in a separate package called java.lang package.</text:span></text:p>
          <text:p text:style-name="P2"><text:span text:style-name="T1">This package is imported by default ,we don’t need to import it separatel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1" presentation:presentation-page-layout-name="AL4T32">
        <office:forms form:automatic-focus="false" form:apply-design-mode="false"/>
        <draw:frame presentation:style-name="pr9" draw:text-style-name="P10" draw:layer="layout" svg:width="25cm" svg:height="11.592cm" svg:x="1.5cm" svg:y="0.5cm" presentation:class="subtitle" presentation:user-transformed="true">
          <draw:text-box>
            <text:p><text:span text:style-name="T5">Ex:-</text:span></text:p>
            <text:p><text:span text:style-name="T6">class</text:span><text:span text:style-name="T7"> Test {</text:span></text:p>
            <text:p><text:span text:style-name="T7"/></text:p>
            <text:p><text:span text:style-name="T7">Public static void main(</text:span><text:span text:style-name="T6">String [ ]</text:span><text:span text:style-name="T7"> args){</text:span></text:p>
            <text:p><text:span text:style-name="T7"/></text:p>
            <text:p><text:span text:style-name="T6">System</text:span><text:span text:style-name="T7">.out.println(</text:span><text:span text:style-name="T6">“hello world”</text:span><text:span text:style-name="T7">);</text:span></text:p>
            <text:p><text:span text:style-name="T7"/></text:p>
            <text:p><text:span text:style-name="T7">}</text:span></text:p>
            <text:p><text:span text:style-name="T7"/></text:p>
            <text:p><text:span text:style-name="T7">}</text:span></text:p>
            <text:p><text:span text:style-name="T7">In a simple hello world program java.lang package</text:span></text:p>
            <text:p><text:span text:style-name="T7"><text:s/></text:span><text:span text:style-name="T7">is used 4 times.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2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Java exception handling</text:p>
          </draw:text-box>
        </draw:frame>
        <draw:frame draw:style-name="gr46" draw:text-style-name="P11" draw:layer="layout" svg:width="23.5cm" svg:height="2.383cm" svg:x="1.5cm" svg:y="3cm">
          <draw:text-box>
            <text:p>Exception - exception is a unexpected error or event occur during program execution that can affect flow of program or can terminate the program</text:p>
          </draw:text-box>
        </draw:frame>
        <draw:frame draw:style-name="gr46" draw:text-style-name="P11" draw:layer="layout" svg:width="22.966cm" svg:height="4.516cm" svg:x="1.5cm" svg:y="5cm">
          <draw:text-box>
            <text:p>Java exception hierarchy </text:p>
            <text:p>Throwable--- <text:s/>1. Error <text:s/></text:p>
            <text:p><text:s text:c="22"/>2. Exception----</text:p>
            <text:p><text:s text:c="26"/>(i) RuntimeException </text:p>
            <text:p><text:s text:c="26"/>(ii) IOException</text:p>
            <text:p>here Throwable class is the root class in hierarchy</text:p>
          </draw:text-box>
        </draw:frame>
        <draw:frame draw:style-name="gr46" draw:text-style-name="P11" draw:layer="layout" svg:width="24.505cm" svg:height="6cm" svg:x="0.495cm" svg:y="9.5cm">
          <draw:text-box>
            <text:p>error :- <text:s/>irrecoverable conditions such as jvm running out of memory , memory leaks , </text:p>
            <text:p>stack overflow errors , library incompability , infinite recursion, etc .. .</text:p>
            <text:p>errors are usually beyondd he control of programmers</text:p>
            <text:p/>
            <text:p>Exceptions :- they can be caught and handled by the program</text:p>
            <text:p>when an exception occurs within a method , it creates an object , this -</text:p>
            <text:p>-object is called exception object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restbird2" presentation:presentation-page-layout-name="AL2T1">
        <office:forms form:automatic-focus="false" form:apply-design-mode="false"/>
        <draw:frame draw:style-name="gr46" draw:text-style-name="P11" draw:layer="layout" svg:width="21.935cm" svg:height="9.401cm" svg:x="2.5cm" svg:y="1.5cm">
          <draw:text-box>
            <text:p>(i) RuntimeException :- happens due to programming error also known -</text:p>
            <text:p>- as unchecked exceptions</text:p>
            <text:p>some common runtime exceptions are </text:p>
            <text:p><text:s text:c="21"/>- IllegalArgumentException </text:p>
            <text:p><text:s text:c="21"/>- NullPointerException</text:p>
            <text:p><text:s text:c="21"/>- ArrayIndexOutOfBoundException</text:p>
            <text:p><text:s text:c="21"/>- ArithmeticException</text:p>
            <text:p>if there is a runtime exception it is a fault in programming</text:p>
          </draw:text-box>
        </draw:frame>
        <draw:frame draw:style-name="gr46" draw:text-style-name="P11" draw:layer="layout" svg:width="26.537cm" svg:height="3.094cm" svg:x="0.5cm" svg:y="9cm">
          <draw:text-box>
            <text:p>(ii) IOException :- also known as checked exception </text:p>
            <text:p><text:s/>they are checked by compiler in compile time and programmer is prompted to</text:p>
            <text:p><text:s text:c="2"/>handle these exceptions</text:p>
            <text:p><text:s/>ex - FileNotFoundException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restbird2" presentation:presentation-page-layout-name="AL2T1">
        <office:forms form:automatic-focus="false" form:apply-design-mode="false"/>
        <draw:frame draw:style-name="gr46" draw:text-style-name="P11" draw:layer="layout" svg:width="21.641cm" svg:height="11.534cm" svg:x="2.5cm" svg:y="1.5cm">
          <draw:text-box>
            <text:p>Java Exception Handling :- approaches to handle exceptions in java</text:p>
            <text:p><text:s text:c="24"/>1. try .. catch block</text:p>
            <text:p><text:s text:c="24"/>2. finally block</text:p>
            <text:p><text:s text:c="24"/>3. throw and throws keyword</text:p>
            <text:p/>
            <text:p><text:s text:c="39"/>1. Java try..catch block</text:p>
            <text:p><text:s text:c="39"/>syntax</text:p>
            <text:p><text:s text:c="4"/>try {</text:p>
            <text:p><text:s text:c="8"/>int devidebyzero = 5/0;</text:p>
            <text:p><text:s text:c="8"/>System.out.println("rest of code in try block");</text:p>
            <text:p><text:s text:c="4"/>}</text:p>
            <text:p><text:s text:c="4"/>catch (ArithmeticException e){</text:p>
            <text:p><text:s text:c="8"/>System.out.println("Arithmatic Exception =&gt; " + e.getMessage());</text:p>
            <text:p><text:s text:c="4"/>} <text:s text:c="20"/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restbird2" presentation:presentation-page-layout-name="AL2T1">
        <office:forms form:automatic-focus="false" form:apply-design-mode="false"/>
        <draw:frame draw:style-name="gr46" draw:text-style-name="P11" draw:layer="layout" svg:width="25.834cm" svg:height="10.823cm" svg:x="1.194cm" svg:y="1.5cm">
          <draw:text-box>
            <text:p><text:s text:c="38"/>2. Java finally block <text:s text:c="34"/></text:p>
            <text:p>it is executed no matter there is exception or not</text:p>
            <text:p>for each try block there can be only one finally block</text:p>
            <text:p>if an exception occur finally block is executed after try..catch block otherwise after try block</text:p>
            <text:p><text:s text:c="4"/>try {</text:p>
            <text:p><text:s text:c="8"/>int devidebyzero = 5/0;</text:p>
            <text:p><text:s text:c="4"/>} catch (Exception e) {</text:p>
            <text:p><text:s text:c="8"/>System.out.println("ArithmaticException =&gt; " + e.getMessage());</text:p>
            <text:p><text:s text:c="4"/>}</text:p>
            <text:p><text:s text:c="6"/>finally{</text:p>
            <text:p><text:s text:c="10"/>System.out.println("this is finally block");</text:p>
            <text:p><text:s text:c="6"/>}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restbird2" presentation:presentation-page-layout-name="AL2T1">
        <office:forms form:automatic-focus="false" form:apply-design-mode="false"/>
        <draw:frame draw:style-name="gr46" draw:text-style-name="P11" draw:layer="layout" svg:width="25.618cm" svg:height="15.167cm" svg:x="1.302cm" svg:y="0cm">
          <draw:text-box>
            <text:p><text:s text:c="38"/>3. Java throw and throws keyword</text:p>
            <text:p>throw keyword explicitly throws a single exception (it is throwed by choice of programmer)</text:p>
            <text:p>when we throw an exception the flow of program moves from try block to catch block</text:p>
            <text:p>ex :-</text:p>
            <text:p>class AgeValidation{</text:p>
            <text:p><text:s text:c="4"/>public void age_validate(int age){</text:p>
            <text:p><text:s text:c="8"/>if(age &lt;18){</text:p>
            <text:p><text:s text:c="12"/>throw new ArithmeticException("Age is not valid");</text:p>
            <text:p><text:s text:c="8"/>}</text:p>
            <text:p><text:s text:c="8"/>else{</text:p>
            <text:p><text:s text:c="12"/>System.out.println("welcome");</text:p>
            <text:p><text:s text:c="8"/>}</text:p>
            <text:p><text:s text:c="5"/>}</text:p>
            <text:p>}</text:p>
            <text:p>try {</text:p>
            <text:p><text:s text:c="4"/>AgeValidation obj1 = new AgeValidation();</text:p>
            <text:p><text:s text:c="4"/>obj1.age_validate(16);</text:p>
            <text:p><text:s text:c="3"/>} catch (Exception e) {</text:p>
            <text:p><text:s text:c="7"/>System.out.println(e.getMessage());</text:p>
            <text:p><text:s text:c="3"/>}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restbird2" presentation:presentation-page-layout-name="AL2T1">
        <office:forms form:automatic-focus="false" form:apply-design-mode="false"/>
        <draw:frame draw:style-name="gr46" draw:text-style-name="P11" draw:layer="layout" svg:width="25.834cm" svg:height="15.014cm" svg:x="1.194cm" svg:y="-0.014cm">
          <draw:text-box>
            <text:p><text:s text:c="42"/>throws keyword</text:p>
            <text:p>throws keyword is used to declare exception while throw keyword is used to explicitely -</text:p>
            <text:p>- throw an exception </text:p>
            <text:p>throws keyword is used by programmer when we see's an chance's of occurance of error -</text:p>
            <text:p>-while calling a method ... in that way programmer use exceptional handling</text:p>
            <text:p><text:s text:c="40"/>syntax <text:s/></text:p>
            <text:p><text:s/>type method_name(parameters) throws exception_list</text:p>
            <text:p>exception list is comma separated list of exceptions</text:p>
            <text:p>it is required only for checked exceptions and meaningless for unchecked exceptions</text:p>
            <text:p>it is required only to convince compiler</text:p>
            <text:p>ex:-</text:p>
            <text:p>static void fun() throws IllegalAccessException {</text:p>
            <text:p><text:s text:c="4"/>System.out.println("Inside fun().");</text:p>
            <text:p><text:s text:c="4"/>throw new IllegalAccessException("demo"); <text:s text:c="10"/></text:p>
            <text:p><text:s/>}</text:p>
            <text:p>public static void main(String[] args) {</text:p>
            <text:p><text:s text:c="3"/>try {</text:p>
            <text:p><text:s text:c="7"/>fun();</text:p>
            <text:p><text:s text:c="3"/>} catch (IllegalAccessException e) {</text:p>
            <text:p><text:s text:c="7"/>System.out.println(" IllegalAccessException() is thrown");</text:p>
            <text:p><text:s text:c="3"/>}</text:p>
            <text:p>} <text:s text:c="79"/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inted_20_White" draw:display-name="Painted White" xlink:href="Pictures/100000000000020000000200B7DA4DD4BAECD386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  <style:text-properties fo:font-size="15pt"/>
    </style:style>
    <style:style style:name="Forestbird1-outline6" style:family="presentation" style:parent-style-name="Forestbird1-outline5">
      <style:paragraph-properties fo:margin-left="0cm" fo:margin-right="0cm" fo:margin-top="0.074cm" fo:margin-bottom="0cm" fo:text-indent="0cm"/>
      <style:text-properties fo:font-size="15pt"/>
    </style:style>
    <style:style style:name="Forestbird1-outline7" style:family="presentation" style:parent-style-name="Forestbird1-outline6">
      <style:paragraph-properties fo:margin-left="0cm" fo:margin-right="0cm" fo:margin-top="0.074cm" fo:margin-bottom="0cm" fo:text-indent="0cm"/>
      <style:text-properties fo:font-size="15pt"/>
    </style:style>
    <style:style style:name="Forestbird1-outline8" style:family="presentation" style:parent-style-name="Forestbird1-outline7">
      <style:paragraph-properties fo:margin-left="0cm" fo:margin-right="0cm" fo:margin-top="0.074cm" fo:margin-bottom="0cm" fo:text-indent="0cm"/>
      <style:text-properties fo:font-size="15pt"/>
    </style:style>
    <style:style style:name="Forestbird1-outline9" style:family="presentation" style:parent-style-name="Forestbird1-outline8">
      <style:paragraph-properties fo:margin-left="0cm" fo:margin-right="0cm" fo:margin-top="0.074cm" fo:margin-bottom="0cm" fo:text-indent="0cm"/>
      <style:text-properties fo:font-size="1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  <style:text-properties fo:font-size="15pt"/>
    </style:style>
    <style:style style:name="Forestbird2-outline6" style:family="presentation" style:parent-style-name="Forestbird2-outline5">
      <style:paragraph-properties fo:margin-left="0cm" fo:margin-right="0cm" fo:margin-top="0.074cm" fo:margin-bottom="0cm" fo:text-indent="0cm"/>
      <style:text-properties fo:font-size="15pt"/>
    </style:style>
    <style:style style:name="Forestbird2-outline7" style:family="presentation" style:parent-style-name="Forestbird2-outline6">
      <style:paragraph-properties fo:margin-left="0cm" fo:margin-right="0cm" fo:margin-top="0.074cm" fo:margin-bottom="0cm" fo:text-indent="0cm"/>
      <style:text-properties fo:font-size="15pt"/>
    </style:style>
    <style:style style:name="Forestbird2-outline8" style:family="presentation" style:parent-style-name="Forestbird2-outline7">
      <style:paragraph-properties fo:margin-left="0cm" fo:margin-right="0cm" fo:margin-top="0.074cm" fo:margin-bottom="0cm" fo:text-indent="0cm"/>
      <style:text-properties fo:font-size="15pt"/>
    </style:style>
    <style:style style:name="Forestbird2-outline9" style:family="presentation" style:parent-style-name="Forestbird2-outline8">
      <style:paragraph-properties fo:margin-left="0cm" fo:margin-right="0cm" fo:margin-top="0.074cm" fo:margin-bottom="0cm" fo:text-indent="0cm"/>
      <style:text-properties fo:font-size="1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  <style:text-properties fo:font-size="15pt"/>
    </style:style>
    <style:style style:name="Forestbird3-outline6" style:family="presentation" style:parent-style-name="Forestbird3-outline5">
      <style:paragraph-properties fo:margin-left="0cm" fo:margin-right="0cm" fo:margin-top="0.074cm" fo:margin-bottom="0cm" fo:text-indent="0cm"/>
      <style:text-properties fo:font-size="15pt"/>
    </style:style>
    <style:style style:name="Forestbird3-outline7" style:family="presentation" style:parent-style-name="Forestbird3-outline6">
      <style:paragraph-properties fo:margin-left="0cm" fo:margin-right="0cm" fo:margin-top="0.074cm" fo:margin-bottom="0cm" fo:text-indent="0cm"/>
      <style:text-properties fo:font-size="15pt"/>
    </style:style>
    <style:style style:name="Forestbird3-outline8" style:family="presentation" style:parent-style-name="Forestbird3-outline7">
      <style:paragraph-properties fo:margin-left="0cm" fo:margin-right="0cm" fo:margin-top="0.074cm" fo:margin-bottom="0cm" fo:text-indent="0cm"/>
      <style:text-properties fo:font-size="15pt"/>
    </style:style>
    <style:style style:name="Forestbird3-outline9" style:family="presentation" style:parent-style-name="Forestbird3-outline8">
      <style:paragraph-properties fo:margin-left="0cm" fo:margin-right="0cm" fo:margin-top="0.074cm" fo:margin-bottom="0cm" fo:text-indent="0cm"/>
      <style:text-properties fo:font-size="1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1T21:09:07.210000000</meta:creation-date>
    <meta:editing-duration>PT1H9M15S</meta:editing-duration>
    <meta:editing-cycles>13</meta:editing-cycles>
    <meta:generator>LibreOffice/7.2.4.1$Windows_X86_64 LibreOffice_project/27d75539669ac387bb498e35313b970b7fe9c4f9</meta:generator>
    <dc:title>Forestbird</dc:title>
    <meta:print-date>2021-12-21T21:43:20.350000000</meta:print-date>
    <dc:date>2021-12-23T19:03:50.224000000</dc:date>
    <meta:document-statistic meta:object-count="391"/>
  </office:meta>
</office:document-meta>
</file>